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0_17-06-23_000.jpg</text:p>
          </table:table-cell>
          <table:table-cell table:style-name="ce20" office:value-type="string">
            <text:p>:m RES #*# / free# JVEMV6 70#_73:s-1 / 70. CO2 (lang=ko) / w=~,topic=바이오연료,other=~,think~,doc=r-21-3~2#1.1 ||| :m RES #*# / free# JVEMV6 70#_77:s-1 / 70. CO2 (lang=cn) / w=酰亚胺;羰基carbonyl,topic=~,other=~,think~,doc=r-21-4~2#5.2</text:p>
          </table:table-cell>
          <table:table-cell table:style-name="ce4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2]=&quot;&quot;;[.C2];CONCATENATE([.C2];&quot; / &quot;;[.E2]))" office:value-type="string" office:string-value=":m RES #*# / free# JVEMV6 70#_73:s-1 / 70. CO2 (lang=ko) / w=~,topic=바이오연료,other=~,think~,doc=r-21-3~2#1.1 ||| :m RES #*# / free# JVEMV6 70#_77:s-1 / 70. CO2 (lang=cn) / w=酰亚胺;羰基carbonyl,topic=~,other=~,think~,doc=r-21-4~2#5.2">
            <text:p>:m RES #*# / free# JVEMV6 70#_73:s-1 / 70. CO2 (lang=ko) / w=~,topic=바이오연료,other=~,think~,doc=r-21-3~2#1.1 ||| :m RES #*# / free# JVEMV6 70#_77:s-1 / 70. CO2 (lang=cn) / w=酰亚胺;羰基carbonyl,topic=~,other=~,think~,doc=r-21-4~2#5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5-20_19-08-34_000.jpg</text:p>
          </table:table-cell>
          <table:table-cell table:style-name="ce20" office:value-type="string">
            <text:p>:m :篠笛,shinobue #*# / session-memo / s.1:prac,for=musle-movements;tonguing,Re+,tempo=~,other=tips+,key=~,notes=~ \\\ s.2:todays-melody,genr=~,for=prac:musles,key=~,tempo=~,R=1,i.f.=~</text:p>
          </table:table-cell>
          <table:table-cell table:style-name="ce4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8" table:formula="of:=IF([.E3]=&quot;&quot;;[.C3];CONCATENATE([.C3];&quot; / &quot;;[.E3]))" office:value-type="string" office:string-value=":m :篠笛,shinobue #*# / session-memo / s.1:prac,for=musle-movements;tonguing,Re+,tempo=~,other=tips+,key=~,notes=~ \\\ s.2:todays-melody,genr=~,for=prac:musles,key=~,tempo=~,R=1,i.f.=~">
            <text:p>:m :篠笛,shinobue #*# / session-memo / s.1:prac,for=musle-movements;tonguing,Re+,tempo=~,other=tips+,key=~,notes=~ \\\ s.2:todays-melody,genr=~,for=prac:musles,key=~,tempo=~,R=1,i.f.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5-20_20-53-1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1_02-33-3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1_02-33-40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1_07-21-38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1_07-23-42_000.jpg</text:p>
          </table:table-cell>
          <table:table-cell table:style-name="ce20" office:value-type="string">
            <text:p>:m :lets / action activity / やること / genre=取り組むテーマ / content=CO2以外：海水の淡水化；汚染水の浄化；プラズマ関連；グリーンケミストリー領域；dyslexia;free-energy</text:p>
          </table:table-cell>
          <table:table-cell table:style-name="ce17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8" table:formula="of:=IF([.E8]=&quot;&quot;;[.C8];CONCATENATE([.C8];&quot; / &quot;;[.E8]))" office:value-type="string" office:string-value=":m :lets / action activity / やること / genre=取り組むテーマ / content=CO2以外：海水の淡水化；汚染水の浄化；プラズマ関連；グリーンケミストリー領域；dyslexia;free-energy">
            <text:p>:m :lets / action activity / やること / genre=取り組むテーマ / content=CO2以外：海水の淡水化；汚染水の浄化；プラズマ関連；グリーンケミストリー領域；dyslexia;free-energ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20_18-49-13_000.mp4</text:p>
          </table:table-cell>
          <table:table-cell table:style-name="ce8" office:value-type="string">
            <text:p>:VIDEO / @自室 / 記録 / jap.flute / 演奏、play / f-2021-0520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VIDEO / @自室 / 記録 / jap.flute / 演奏、play / f-2021-0520-1 / R=1">
            <text:p>:VIDEO / @自室 / 記録 / jap.flute / 演奏、play / f-2021-0520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021/05/21</text:date>, <text:time>08:4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1T08:41:08.74</dc:date>
    <dc:creator>iwabuchi ken</dc:creator>
    <meta:editing-duration>P33DT14H36M40S</meta:editing-duration>
    <meta:editing-cycles>12477</meta:editing-cycles>
    <meta:document-statistic meta:table-count="1" meta:cell-count="341" meta:object-count="0"/>
  </office:meta>
</office:document-meta>
</file>